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8371106635722125650"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7873008309353513447"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3145548339652692042"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9076800604643839011"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805035152222090533"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2313657202457515283" text:style-name="L6">
        <text:list-item>
          <text:list>
            <text:list-header>
              <text:p text:style-name="P212"><text:span text:style-name="T2">warm up:</text:span> 0.2 mile jog and rest 2 minutes</text:p>
              <text:p text:style-name="P212"><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8022311340388548652"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1093453364112815495"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4394581" text:continue-list="list8022311340388548652"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8274325808787566648"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388528"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403167"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4385091" text:continue-numbering="true" text:style-name="L9">
        <text:list-item>
          <text:list>
            <text:list-header>
              <text:p text:style-name="P213">Warm down: <text:span text:style-name="T3">0.25 mile jog home</text:span></text:p>
              <text:p text:style-name="P214"/>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4398264" text:continue-numbering="true" text:style-name="L9">
        <text:list-item>
          <text:list>
            <text:list-header>
              <text:p text:style-name="P214">Time for 4.8 miles: 56: 32, Ave Pace: 11:51/mile, Ave HR:118,-&gt;1399 heartbeats/Mile</text:p>
              <text:p text:style-name="P213">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388912" text:continue-numbering="true" text:style-name="L9">
        <text:list-item>
          <text:list>
            <text:list-header>
              <text:p text:style-name="P214">Today Oct 13:</text:p>
              <text:p text:style-name="P214">Time for 4.8 miles: 59: 34, Ave Pace: 12:24.5/mile, Ave HR:108.5,-&gt;1345 heartbeats/Mile</text:p>
              <text:p text:style-name="P214">On Thur <text:s/>Oct 8, 2020: </text:p>
              <text:p text:style-name="P214">Time for 4.8 miles: 59: 55, Ave Pace: 12:29/mile, Ave HR:112,-&gt;1398 heartbeats/Mile</text:p>
              <text:p text:style-name="P215">On Oct 8 when going up hill, I ran until my HR was up to 120 bpm and then walked until my HR was 110 bpm and then repeated.</text:p>
              <text:p text:style-name="P215">On Oct 13 when going up hill, I ran until my HR was up to 115 bpm and then walked until my HR was 105 bpm and then repeated.</text:p>
              <text:p text:style-name="P216">On Oct 13 my average rate was faster and heartbeats/mile was lower. Therefore this scheme is better. I should repeat these two workouts and also try the following:</text:p>
              <text:p text:style-name="P215">When going up hill, run until my HR is up to 110 bpm and then walk until my HR is 100 bpm and repeat.</text:p>
              <text:p text:style-name="P216"/>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8893975849519879643"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906740421141946254"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661959909533694321"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392578" text:continue-numbering="true" text:style-name="L12">
        <text:list-item>
          <text:list>
            <text:list-header>
              <text:p text:style-name="P218">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885372509285349663" text:style-name="L13">
        <text:list-item>
          <text:list>
            <text:list-header>
              <text:p text:style-name="P207">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4767993875982205749"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329166104055170498" text:style-name="L15">
        <text:list-item>
          <text:list>
            <text:list-header>
              <text:p text:style-name="P184">1.5 miles averaging about 9:40/mile and rest 1 min</text:p>
            </text:list-header>
          </text:list>
        </text:list-item>
      </text:list>
      <text:p text:style-name="P24">1 mile in 8:26 and rest 2 min</text:p>
      <text:list xml:id="list8514351011345655394"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473635369581090203" text:style-name="L17">
        <text:list-item>
          <text:list>
            <text:list-header>
              <text:p text:style-name="P186">5.25 miles on roads and bike paths in Oosterwold</text:p>
              <text:p text:style-name="P208">Average pace: 11:08/mile</text:p>
              <text:p text:style-name="P208">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404598" text:continue-numbering="true" text:style-name="L17">
        <text:list-item>
          <text:list>
            <text:list-header>
              <text:p text:style-name="P186">5.25 miles on roads and bike paths in Oosterwold</text:p>
              <text:p text:style-name="P208">Average pace: 9:52/mile</text:p>
              <text:p text:style-name="P208">Warm down: 0.25 miles</text:p>
            </text:list-header>
          </text:list>
        </text:list-item>
      </text:list>
      <text:p text:style-name="P10"/>
      <text:p text:style-name="P24">Tues May 17, 2022 no running</text:p>
      <text:list xml:id="list6897080987163404612"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9043588971299526831"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359128545932738974"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4403027" text:continue-list="list9043588971299526831" text:style-name="L19">
        <text:list-item>
          <text:list>
            <text:list-header>
              <text:p text:style-name="P188">(Pace*HR)=1240</text:p>
            </text:list-header>
          </text:list>
        </text:list-item>
      </text:list>
      <text:list xml:id="list34405695" text:continue-list="list6897080987163404612" text:style-name="L18">
        <text:list-item>
          <text:list>
            <text:list-header>
              <text:p text:style-name="P187">2 miles at 10:46/mile Ave HR= 121 bpm and rest a few minutes</text:p>
            </text:list-header>
          </text:list>
        </text:list-item>
      </text:list>
      <text:list xml:id="list34411235" text:continue-list="list34403027"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4413677"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64079827963642446"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547153057195163517"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476762508394919096" text:style-name="L23">
        <text:list-item>
          <text:list>
            <text:list-header>
              <text:p text:style-name="P209">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903353379539150804" text:style-name="L24">
        <text:list-item>
          <text:p text:style-name="P217">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9102484679777959438"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327411496314832693"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4415859" text:continue-numbering="true" text:style-name="L26">
        <text:list-item>
          <text:list>
            <text:list-header>
              <text:p text:style-name="P192">0.1 mile lead in to a 4 mile run</text:p>
              <text:p text:style-name="P210">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393907"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7230668176459817545"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2664020675321576232"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207969902733238176"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4390333941890037582"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4193840534684880497"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645101082691289391" text:style-name="L32">
        <text:list-item>
          <text:list>
            <text:list-header>
              <text:p text:style-name="P198">0.25 miles in 2:54</text:p>
              <text:p text:style-name="P198">1 mile in 9:21 going faster as I ran and ending at around 8:30 pace</text:p>
            </text:list-header>
          </text:list>
        </text:list-item>
      </text:list>
      <text:list xml:id="list3506175800935199435"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915734665980837576"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792491110390945102"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724575962177119361"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4946104599389712012"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6480473681000796850"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s/></text:p>
      <text:p text:style-name="P10"/>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text:soft-page-break/>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68732296732073766" text:style-name="L39">
        <text:list-item>
          <text:list>
            <text:list-header>
              <text:p text:style-name="P211"><text:soft-page-break/>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text:soft-page-break/>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6-15T14:14:37.52</dc:date>
    <dc:creator>James Lombardi</dc:creator>
    <meta:editing-duration>P29DT16H7M25S</meta:editing-duration>
    <meta:editing-cycles>2229</meta:editing-cycles>
    <meta:generator>OpenOffice/4.1.2$Win32 OpenOffice.org_project/412m3$Build-9782</meta:generator>
    <meta:document-statistic meta:table-count="0" meta:image-count="9" meta:object-count="0" meta:page-count="220" meta:paragraph-count="6456" meta:word-count="69508" meta:character-count="355565"/>
  </office:meta>
</office:document-meta>
</file>